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table:align="left"/>
    </style:style>
    <style:style style:name="Taula1.A" style:family="table-column">
      <style:table-column-properties style:column-width="11.361cm"/>
    </style:style>
    <style:style style:name="Taula1.B" style:family="table-column">
      <style:table-column-properties style:column-width="5.639cm"/>
    </style:style>
    <style:style style:name="Taula1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Preformatted_20_Text">
      <style:paragraph-properties fo:margin-top="0cm" fo:margin-bottom="0.499cm" style:contextual-spacing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officeooo:paragraph-rsid="001db1f5" style:language-asian="zxx" style:country-asian="none" style:language-complex="zxx" style:country-complex="none"/>
    </style:style>
    <style:style style:name="P7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Manual: Configuración deNFS en Kubernetes (k3s) con Provisionador Automático</text:span></text:span></text:h>
      <text:p text:style-name="Text_20_body"><text:span text:style-name="Strong_20_Emphasis"><text:span text:style-name="T1">Objetivo</text:span></text:span><text:span text:style-name="T1">: Montar almacenamiento NFS persistente en un cluster k3s usando un provisionador automático.</text:span></text:p>
      <text:p text:style-name="P1"/>
      <text:h text:style-name="Heading_20_2" text:outline-level="2"><text:span text:style-name="Strong_20_Emphasis"><text:span text:style-name="T1">1. Configuración del Servidor NFS</text:span></text:span></text:h>
      <text:h text:style-name="P2" text:outline-level="3">Requisitos en el NAS/Servidor (192.168.56.10):</text:h>
      <text:p text:style-name="P3">bash</text:p>
      <text:p text:style-name="P4"># 1. Crear directorio y asignar permisos</text:p>
      <text:p text:style-name="P4">sudo mkdir -p /srv/nfs/k8s</text:p>
      <text:p text:style-name="P4">sudo chown nobody:nogroup /srv/nfs/k8s</text:p>
      <text:p text:style-name="P4">sudo chmod 1777 /srv/nfs/k8s</text:p>
      <text:p text:style-name="P4"/>
      <text:p text:style-name="P4"># 2. Configurar exports (acceso desde toda la red)</text:p>
      <text:p text:style-name="P4">echo "/srv/nfs/k8s *(rw,sync,no_subtree_check,no_root_squash)" | sudo tee -a /etc/exports</text:p>
      <text:p text:style-name="P4"/>
      <text:p text:style-name="P4"># 3. Aplicar cambios</text:p>
      <text:p text:style-name="P4">sudo exportfs -ra</text:p>
      <text:p text:style-name="P5">sudo systemctl restart nfs-kernel-server</text:p>
      <text:p text:style-name="P1"/>
      <text:h text:style-name="Heading_20_2" text:outline-level="2"><text:span text:style-name="Strong_20_Emphasis"><text:span text:style-name="T1">2. Instalación del Provisionador NFS en k3s</text:span></text:span></text:h>
      <text:h text:style-name="P2" text:outline-level="3">Desde el nodo maestro:</text:h>
      <text:p text:style-name="P3">bash</text:p>
      <text:p text:style-name="P6"># 1. Añadir repositorio Helm e instalar</text:p>
      <text:p text:style-name="P4"><text:span text:style-name="T2">helm repo</text:span> add nfs-subdir-external-provisioner https://kubernetes-sigs.github.io/nfs-subdir-external-provisioner/</text:p>
      <text:p text:style-name="P4"><text:span text:style-name="T2">helm install</text:span> nfs-provisioner nfs-subdir-external-provisioner/nfs-subdir-external-provisioner \</text:p>
      <text:p text:style-name="P4"><text:s text:c="2"/>--set nfs.server=192.168.56.10 \</text:p>
      <text:p text:style-name="P4"><text:s text:c="2"/>--set nfs.path=/srv/nfs/k8s \</text:p>
      <text:p text:style-name="P4"><text:s text:c="2"/>--set storageClass.defaultClass=true \</text:p>
      <text:p text:style-name="P4"><text:s text:c="2"/>--set storageClass.name=nfs-sc \</text:p>
      <text:p text:style-name="P4"><text:s text:c="2"/>--set nfs.mountOptions="{vers=4.1,nolock,noatime}" \</text:p>
      <text:p text:style-name="P4"><text:s text:c="2"/>--set podSecurityContext.runAsUser=0</text:p>
      <text:p text:style-name="P4"/>
      <text:p text:style-name="P4"># 2. Verificar instalación</text:p>
      <text:p text:style-name="P4">kubectl get pods -l app=nfs-subdir-external-provisioner</text:p>
      <text:p text:style-name="P5">kubectl get storageclass <text:s/># Debe aparecer "nfs-sc" como DEFAULT</text:p>
      <text:p text:style-name="P1"/>
      <text:h text:style-name="Heading_20_2" text:outline-level="2"><text:soft-page-break/><text:span text:style-name="Strong_20_Emphasis"><text:span text:style-name="T1">3. Creación de PVCs (PersistentVolumeClaims)</text:span></text:span></text:h>
      <text:h text:style-name="Heading_20_3" text:outline-level="3"><text:span text:style-name="T1">Ejemplo básico (</text:span><text:span text:style-name="Source_20_Text"><text:span text:style-name="T1">pvc-shared.yaml</text:span></text:span><text:span text:style-name="T1">):</text:span></text:h>
      <text:p text:style-name="P3">yaml</text:p>
      <text:p text:style-name="P4">apiVersion: v1</text:p>
      <text:p text:style-name="P4">kind: PersistentVolumeClaim</text:p>
      <text:p text:style-name="P4">metadata:</text:p>
      <text:p text:style-name="P4"><text:s text:c="2"/>name: nfs-shared-pvc</text:p>
      <text:p text:style-name="P4">spec:</text:p>
      <text:p text:style-name="P4"><text:s text:c="2"/>storageClassName: nfs-sc</text:p>
      <text:p text:style-name="P4"><text:s text:c="2"/>accessModes:</text:p>
      <text:p text:style-name="P4"><text:s text:c="4"/>- ReadWriteMany <text:s/># Permite múltiples pods</text:p>
      <text:p text:style-name="P4"><text:s text:c="2"/>resources:</text:p>
      <text:p text:style-name="P4"><text:s text:c="4"/>requests:</text:p>
      <text:p text:style-name="P5"><text:s text:c="6"/>storage: 2Gi</text:p>
      <text:p text:style-name="Text_20_body"><text:span text:style-name="Strong_20_Emphasis"><text:span text:style-name="T1">Aplicar</text:span></text:span><text:span text:style-name="T1">:</text:span></text:p>
      <text:p text:style-name="P3">bash</text:p>
      <text:p text:style-name="P4">kubectl apply -f pvc-shared.yaml</text:p>
      <text:p text:style-name="P5">kubectl get pvc <text:s/># Estado debe ser "Bound"</text:p>
      <text:p text:style-name="P1"/>
      <text:h text:style-name="Heading_20_2" text:outline-level="2"><text:span text:style-name="Strong_20_Emphasis"><text:span text:style-name="T1">4. Ejemplo con Deployment (2 pods compartiendo PVC)</text:span></text:span></text:h>
      <text:h text:style-name="Heading_20_3" text:outline-level="3"><text:span text:style-name="T1">Archivo </text:span><text:span text:style-name="Source_20_Text"><text:span text:style-name="T1">deployment-nfs.yaml</text:span></text:span><text:span text:style-name="T1">:</text:span></text:h>
      <text:p text:style-name="P3">yaml</text:p>
      <text:p text:style-name="P4">apiVersion: apps/v1</text:p>
      <text:p text:style-name="P4">kind: Deployment</text:p>
      <text:p text:style-name="P4">metadata:</text:p>
      <text:p text:style-name="P4"><text:s text:c="2"/>name: nginx-nfs-deployment</text:p>
      <text:p text:style-name="P4">spec:</text:p>
      <text:p text:style-name="P4"><text:s text:c="2"/>replicas: 2</text:p>
      <text:p text:style-name="P4"><text:s text:c="2"/>selector:</text:p>
      <text:p text:style-name="P4"><text:s text:c="4"/>matchLabels:</text:p>
      <text:p text:style-name="P4"><text:s text:c="6"/>app: nginx-nfs</text:p>
      <text:p text:style-name="P4"><text:s text:c="2"/>template:</text:p>
      <text:p text:style-name="P4"><text:s text:c="4"/>metadata:</text:p>
      <text:p text:style-name="P4"><text:s text:c="6"/>labels:</text:p>
      <text:p text:style-name="P4"><text:s text:c="8"/>app: nginx-nfs</text:p>
      <text:p text:style-name="P4"><text:s text:c="4"/>spec:</text:p>
      <text:p text:style-name="P4"><text:s text:c="6"/>containers:</text:p>
      <text:p text:style-name="P4"><text:s text:c="6"/>- name: nginx</text:p>
      <text:p text:style-name="P4"><text:s text:c="8"/>image: nginx</text:p>
      <text:p text:style-name="P4"><text:s text:c="8"/>volumeMounts:</text:p>
      <text:p text:style-name="P4"><text:s text:c="8"/>- name: nfs-shared</text:p>
      <text:p text:style-name="P4"><text:s text:c="10"/>mountPath: "/usr/share/nginx/html"</text:p>
      <text:p text:style-name="P4"><text:s text:c="6"/>volumes:</text:p>
      <text:p text:style-name="P4"><text:s text:c="6"/>- name: nfs-shared</text:p>
      <text:p text:style-name="P4"><text:s text:c="8"/>persistentVolumeClaim:</text:p>
      <text:p text:style-name="P5"><text:s text:c="10"/>claimName: nfs-shared-pvc <text:s/># Usa el PVC creado</text:p>
      <text:p text:style-name="Text_20_body"><text:span text:style-name="Strong_20_Emphasis"><text:span text:style-name="T1">Aplicar</text:span></text:span><text:span text:style-name="T1">:</text:span></text:p>
      <text:p text:style-name="P3"><text:soft-page-break/>bash</text:p>
      <text:p text:style-name="P4">kubectl apply -f deployment-nfs.yaml</text:p>
      <text:p text:style-name="P5">kubectl get pods -l app=nginx-nfs <text:s/># Verificar estado "Running"</text:p>
      <text:p text:style-name="P1"/>
      <text:h text:style-name="Heading_20_2" text:outline-level="2"><text:span text:style-name="Strong_20_Emphasis"><text:span text:style-name="T1">5. Pruebas de Funcionamiento</text:span></text:span></text:h>
      <text:h text:style-name="P2" text:outline-level="3">Verificar almacenamiento compartido:</text:h>
      <text:p text:style-name="P3">bash</text:p>
      <text:p text:style-name="P4"># Escribir desde el Pod 1</text:p>
      <text:p text:style-name="P4">kubectl exec -it $(kubectl get pods -l app=nginx-nfs -o jsonpath='{.items[0].metadata.name}') -- sh -c 'echo "Hola desde Pod 1" &gt; /usr/share/nginx/html/test.txt'</text:p>
      <text:p text:style-name="P4"/>
      <text:p text:style-name="P4"># Leer desde el Pod 2</text:p>
      <text:p text:style-name="P4">kubectl exec -it $(kubectl get pods -l app=nginx-nfs -o jsonpath='{.items[1].metadata.name}') -- cat /usr/share/nginx/html/test.txt</text:p>
      <text:p text:style-name="P4"># Salida esperada: "Hola desde Pod 1"</text:p>
      <text:p text:style-name="P4"/>
      <text:p text:style-name="P4"># Verificar en el NAS</text:p>
      <text:p text:style-name="P5">ssh usuario@192.168.56.10 "cat /srv/nfs/k8s/default-nfs-shared-pvc-*/test.txt"</text:p>
      <text:p text:style-name="P1"/>
      <text:h text:style-name="Heading_20_2" text:outline-level="2"><text:span text:style-name="Strong_20_Emphasis"><text:span text:style-name="T1">6. Limpieza</text:span></text:span></text:h>
      <text:p text:style-name="P3">bash</text:p>
      <text:p text:style-name="P4"># Eliminar Deployment y PVC</text:p>
      <text:p text:style-name="P4">kubectl delete deployment nginx-nfs-deployment</text:p>
      <text:p text:style-name="P4">kubectl delete pvc nfs-shared-pvc <text:s/># El PV se borra automáticamente (policy: Delete)</text:p>
      <text:p text:style-name="P4"/>
      <text:p text:style-name="P4"># Desinstalar provisionador (opcional)</text:p>
      <text:p text:style-name="P5">helm uninstall nfs-provisioner</text:p>
      <text:p text:style-name="P1"/>
      <text:h text:style-name="Heading_20_2" text:outline-level="2"><text:span text:style-name="Strong_20_Emphasis"><text:span text:style-name="T1">Resumen de Comandos Útiles</text:span></text:span></text:h>
      <table:table table:name="Taula1" table:style-name="Taula1">
        <table:table-column table:style-name="Taula1.A"/>
        <table:table-column table:style-name="Taula1.B"/>
        <table:table-header-rows>
          <table:table-row>
            <table:table-cell table:style-name="Taula1.A1" office:value-type="string">
              <text:p text:style-name="P7">Comando</text:p>
            </table:table-cell>
            <table:table-cell table:style-name="Taula1.A1" office:value-type="string">
              <text:p text:style-name="P7">Descripción</text:p>
            </table:table-cell>
          </table:table-row>
        </table:table-header-rows>
        <table:table-row>
          <table:table-cell table:style-name="Taula1.A1" office:value-type="string">
            <text:p text:style-name="Table_20_Contents"><text:span text:style-name="Source_20_Text"><text:span text:style-name="T1">kubectl get pvc</text:span></text:span></text:p>
          </table:table-cell>
          <table:table-cell table:style-name="Taula1.A1" office:value-type="string">
            <text:p text:style-name="P8">Listar PVCs</text:p>
          </table:table-cell>
        </table:table-row>
        <table:table-row>
          <table:table-cell table:style-name="Taula1.A1" office:value-type="string">
            <text:p text:style-name="Table_20_Contents"><text:span text:style-name="Source_20_Text"><text:span text:style-name="T1">kubectl get pv</text:span></text:span></text:p>
          </table:table-cell>
          <table:table-cell table:style-name="Taula1.A1" office:value-type="string">
            <text:p text:style-name="P8">Listar PersistentVolumes</text:p>
          </table:table-cell>
        </table:table-row>
        <table:table-row>
          <table:table-cell table:style-name="Taula1.A1" office:value-type="string">
            <text:p text:style-name="Table_20_Contents"><text:span text:style-name="Source_20_Text"><text:span text:style-name="T1">kubectl describe pod &lt;nombre&gt;</text:span></text:span></text:p>
          </table:table-cell>
          <table:table-cell table:style-name="Taula1.A1" office:value-type="string">
            <text:p text:style-name="P8">Ver detalles de montaje NFS en un pod</text:p>
          </table:table-cell>
        </table:table-row>
        <table:table-row>
          <table:table-cell table:style-name="Taula1.A1" office:value-type="string">
            <text:p text:style-name="Table_20_Contents"><text:span text:style-name="Source_20_Text"><text:span text:style-name="T1">kubectl logs -l app=nfs-subdir-external-provisioner</text:span></text:span></text:p>
          </table:table-cell>
          <table:table-cell table:style-name="Taula1.A1" office:value-type="string">
            <text:p text:style-name="P8">Logs del provisionador</text:p>
          </table:table-cell>
        </table:table-row>
      </table:table>
      <text:p text:style-name="P1"/>
      <text:h text:style-name="Heading_20_3" text:outline-level="3"><text:span text:style-name="T1">✅ </text:span><text:span text:style-name="Strong_20_Emphasis"><text:span text:style-name="T1">Qué funciona en este manual</text:span></text:span><text:span text:style-name="T1">:</text:span></text:h>
      <text:list text:style-name="L1">
        <text:list-item>
          <text:p text:style-name="P9">Provisionador automático de NFS.</text:p>
        </text:list-item>
        <text:list-item>
          <text:p text:style-name="P9"><text:soft-page-break/>PVCs que se vinculan dinámicamente a PVs.</text:p>
        </text:list-item>
        <text:list-item>
          <text:p text:style-name="P9">Deployments con múltiples pods compartiendo un mismo volumen.</text:p>
        </text:list-item>
      </text:list>
      <text:p text:style-name="Text_20_body"><text:span text:style-name="T1">⚠️ </text:span><text:span text:style-name="Strong_20_Emphasis"><text:span text:style-name="T1">Nota</text:span></text:span><text:span text:style-name="T1">: Este documento omite pruebas fallidas intermedias y se centra en el flujo que </text:span><text:span text:style-name="Strong_20_Emphasis"><text:span text:style-name="T1">sí funciona</text:span></text:span><text:span text:style-name="T1">.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21:40:06.796019145</meta:creation-date>
    <dc:date>2025-04-29T20:08:35.605670296</dc:date>
    <meta:editing-duration>PT24M23S</meta:editing-duration>
    <meta:editing-cycles>4</meta:editing-cycles>
    <meta:generator>LibreOffice/25.2.2.2$Linux_X86_64 LibreOffice_project/7370d4be9e3cf6031a51beef54ff3bda878e3fac</meta:generator>
    <meta:document-statistic meta:table-count="1" meta:image-count="0" meta:object-count="0" meta:page-count="4" meta:paragraph-count="111" meta:word-count="444" meta:character-count="3633" meta:non-whitespace-character-count="3153"/>
  </office:meta>
</office:document-meta>
</file>